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AMEN TIPO C. PRIMERA EVALUACIÓN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Solo está permitido el material proporcionado por el profesor. El examen puedes realizarlo desde la línea de comando o bien usando Eclipse.</text:p>
          </table:table-cell>
        </table:table-row>
      </table:table>
      <text:p text:style-name="P2"/>
      <text:p text:style-name="P1">Se quiere realizar el inventario de una aula de informática. Para esto debemos guardar registros de los siguiente productos:</text:p>
      <text:p text:style-name="P1"/>
      <text:list xml:id="list1386060560" text:style-name="L1">
        <text:list-item>
          <text:p text:style-name="P5">Computador</text:p>
        </text:list-item>
        <text:list-item>
          <text:p text:style-name="P5">Monitor</text:p>
        </text:list-item>
        <text:list-item>
          <text:p text:style-name="P5">Periféricos.</text:p>
        </text:list-item>
      </text:list>
      <text:p text:style-name="P1"/>
      <text:p text:style-name="P1">Los computadores se caracterizar por el tipo de CPU (AMD, x86, etc), memoria RAM en Gb, capacidad de disco duro en Gb, y si tienen o no tarjeta de red.</text:p>
      <text:p text:style-name="P1">Los monitores se identifican por la marca y por si son o no TFT.</text:p>
      <text:p text:style-name="P1">Y en relación a los periféricos queremos saber si son ratones o teclados, así como si su interfaz de conexión es USB o PS2.</text:p>
      <text:p text:style-name="P1"/>
      <text:p text:style-name="P1">Crea una clase para cada uno de los item anteriores, con sus constructores y <text:span text:style-name="T2">getters</text:span> y <text:span text:style-name="T2">setters</text:span> además de un método toString que indique las características de cada <text:s/>uno de ellos. Incluye en todos ellos un código numérico para cada producto como atributo de la clase.</text:p>
      <text:p text:style-name="P1"/>
      <text:p text:style-name="P1">Crea una clase denominada <text:span text:style-name="T2">AulaInformatica</text:span>, que conste de <text:span text:style-name="T2">ArrayList</text:span> por cada uno de los productos. Incluye un constructor que inicialice las listas vacías, métodos que añadan los productos correspondientes a cada una de las listas. Un método que nos devuelva la cantidad de computadoras del aula, otro de la cantidad total de monitores, otro de la cantidad total de periféricos. <text:s/>Incluye un método que dado un código nos diga si está incluido en el aula y en caso afirmativo que tipo de producto es (computador, monitor o periférico) en caso contrario nos debe indicar por pantalla que dicho producto no está inventariado en el aula.</text:p>
      <text:p text:style-name="P1"/>
      <text:p text:style-name="P1">Crea una clase <text:span text:style-name="T2">TestAulaInformatica</text:span>, que incluya el método <text:span text:style-name="T2">main</text:span>, que de de alta tres computadoras, tres monitores y tres periféricos. <text:s/>Añade los productos a la lista correspondiente. Que llames al método de la clase <text:span text:style-name="T2">AulaInformatica</text:span> con uno de los códigos de los producto anteriores para que nos diga que tipo de producto es y otra llamada a dicho método con un código erróneo .Y posteriormente muestra por pantalla un informe como sigue, usando un formateo que consideres conveniente:</text:p>
      <text:p text:style-name="P1"/>
      <text:p text:style-name="P3">Nº de productos totales<text:tab/>Nº ordenadores<text:tab/>Nº monitores<text:tab/><text:tab/>Nº periféricos</text:p>
      <text:p text:style-name="P3"><text:s text:c="16"/>x<text:tab/><text:tab/><text:tab/><text:tab/>x<text:tab/><text:tab/><text:tab/>x<text:tab/><text:tab/><text:tab/>x</text:p>
      <text:p text:style-name="P3"/>
      <text:p text:style-name="P3">Computadoras:</text:p>
      <text:p text:style-name="P3"/>
      <text:p text:style-name="P3">Código<text:tab/><text:tab/> <text:s text:c="4"/>Tipo<text:tab/>memoria RAM<text:tab/>disco duro Gb<text:tab/><text:tab/>Tarjeta de red</text:p>
      <text:p text:style-name="P3"><text:s text:c="5"/>x<text:tab/><text:tab/> <text:s text:c="7"/>x<text:tab/><text:tab/><text:tab/>x<text:tab/><text:tab/><text:tab/>x<text:tab/><text:tab/> <text:s text:c="4"/>si o no <text:tab/><text:tab/></text:p>
      <text:p text:style-name="P3"><text:tab/></text:p>
      <text:p text:style-name="P3">Monitores:</text:p>
      <text:p text:style-name="P3"/>
      <text:p text:style-name="P3">Código<text:tab/><text:tab/> <text:s text:c="3"/><text:tab/>Marca<text:tab/><text:tab/>TFT</text:p>
      <text:p text:style-name="P3"><text:s text:c="4"/>x<text:tab/><text:tab/><text:tab/> <text:s text:c="2"/>x<text:tab/><text:tab/>si o no</text:p>
      <text:p text:style-name="P3"/>
      <text:p text:style-name="P3">Periféricos:</text:p>
      <text:p text:style-name="P3"><text:soft-page-break/></text:p>
      <text:p text:style-name="P3">Código<text:tab/><text:tab/><text:tab/>Tipo<text:tab/><text:tab/>USB</text:p>
      <text:p text:style-name="P3"><text:s text:c="3"/>x<text:tab/><text:tab/>ratón o teclado<text:tab/>si o no</text:p>
      <text:p text:style-name="Standard"/>
      <text:p text:style-name="Standard"/>
      <text:p text:style-name="Standard"/>
      <text:p text:style-name="Standard">Criterios de evaluación y documentos a entregar:</text:p>
      <text:p text:style-name="Standard"/>
      <text:list xml:id="list730844453" text:style-name="L2">
        <text:list-item>
          <text:p text:style-name="P6"><text:span text:style-name="T1">2 ptos</text:span>: Si entregas un fichero jar ejecutable por cada clase. Para cada clase usa una clase <text:span text:style-name="T2">main</text:span> para comprobar el correcto funcionamiento. Una vez comprobado crea el correspondiente jar y posteriormente comenta dicha clase <text:span text:style-name="T2">main</text:span>. No olvides que el <text:span text:style-name="T2">TestAulaInformatica</text:span> si debe incluir el método <text:span text:style-name="T2">main</text:span>.</text:p>
        </text:list-item>
        <text:list-item>
          <text:p text:style-name="P6"><text:span text:style-name="T1">1 pto</text:span>: Si generas el fichero <text:span text:style-name="T2">build</text:span>.xml para el <text:span text:style-name="T2">ant</text:span>.</text:p>
        </text:list-item>
        <text:list-item>
          <text:p text:style-name="P6"><text:span text:style-name="T1">1 pto</text:span>: Si generas documentación con <text:span text:style-name="T2">javadoc</text:span>.</text:p>
        </text:list-item>
        <text:list-item>
          <text:p text:style-name="P6"><text:span text:style-name="T1">2 ptos</text:span>: Si realizas correctamente las clase <text:span text:style-name="T2">Computador</text:span>, <text:span text:style-name="T2">Monitor</text:span> y <text:span text:style-name="T2">Perifericos</text:span>.</text:p>
        </text:list-item>
        <text:list-item>
          <text:p text:style-name="P6"><text:span text:style-name="T1">2 ptos</text:span>: Si realizas correctamente la clase <text:s/><text:span text:style-name="T2">AulaInformatica</text:span></text:p>
        </text:list-item>
        <text:list-item>
          <text:p text:style-name="P6"><text:span text:style-name="T1">2 ptos</text:span>: Si realizas correctamente la clase <text:s/><text:span text:style-name="T2">TestAulaInformatica</text:span> </text:p>
          <text:p text:style-name="P6"/>
        </text:list-item>
      </text:list>
      <text:p text:style-name="P1">El uso de package es opcional en este ejercicio, puedes hacerlo o no según veas.</text:p>
      <text:p text:style-name="P1"/>
      <text:p text:style-name="P1">Debes entregar las fuentes, en el caso que lo hagas con eclipse el directorio <text:span text:style-name="T2">src</text:span> con todo su contenido. Si generas documentación lo incluyes en un directorio denominado <text:span text:style-name="T2">doc</text:span> (que eclipse lo hace automáticamente), los <text:span text:style-name="T2">jar</text:span> ejecutables en un directorio denominando <text:span text:style-name="T2">jar</text:span> y el <text:span text:style-name="T2">build.xml</text:span>. Todo lo comprimes un archivo <text:s/>denominado <text:span text:style-name="T2">apellidos_nombre.tar.gz</text:span> o <text:span text:style-name="T2">apellidos_nombre.zip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09:38:29</meta:creation-date>
    <dc:date>2013-12-13T19:02:52</dc:date>
    <meta:editing-duration>PT2M48S</meta:editing-duration>
    <meta:editing-cycles>2</meta:editing-cycles>
    <meta:generator>LibreOffice/3.5$Linux_X86_64 LibreOffice_project/350m1$Build-2</meta:generator>
    <dc:creator>manu </dc:creator>
    <meta:document-statistic meta:table-count="1" meta:image-count="0" meta:object-count="0" meta:page-count="2" meta:paragraph-count="33" meta:word-count="574" meta:character-count="3474" meta:non-whitespace-character-count="2851"/>
  </office:meta>
</office:document-meta>
</file>